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oud Computing:</text:p>
      <text:p text:style-name="Standard"/>
      <text:p text:style-name="Standard">Provides on demand services, only charges for what we are using and they can be accessed from anywhere over the network and can be shared across applications.</text:p>
      <text:p text:style-name="Standard"/>
      <text:p text:style-name="Standard">Types of cloud: public (AWS, AZURE, GCP etc), private(Siemens, Dell etc) and hybrid(mix-up)</text:p>
      <text:p text:style-name="Standard"/>
      <text:p text:style-name="Standard">Service Models: </text:p>
      <text:p text:style-name="Standard">IaaS: Infrastructure as a Service.</text:p>
      <text:p text:style-name="Standard">3<text:span text:style-name="T1">rd</text:span> party is providing networking, storage, services and virtualisation. In AWS we have <text:s/>EC2 , VPC, Security Groups, TerraForm. Using txt files we can create 100s of machines.</text:p>
      <text:p text:style-name="Standard"/>
      <text:p text:style-name="Standard">PaaS: Platform as a Service</text:p>
      <text:p text:style-name="Standard">OS, Middleware and Runtime is provided by the cloud provider.</text:p>
      <text:p text:style-name="Standard">AWS have EBS(Elastic Beanstalk), SNS, </text:p>
      <text:p text:style-name="Standard"/>
      <text:p text:style-name="Standard">Paas will be equal to Iaas + OS, middleware and runtime. We just have to work on application ande data.</text:p>
      <text:p text:style-name="Standard"/>
      <text:p text:style-name="Standard">SaaS: We just have to commit the code and everything else will be available with button click.AWS has RDS, S3, Lambdas.</text:p>
      <text:p text:style-name="Standard"/>
      <text:p text:style-name="Standard">EC2: Elastic Compute Cloud. Is AWS service that uses VM to run our application. Amazon calls them instances.. These are related to virtual servers in the cloud.</text:p>
      <text:p text:style-name="Standard">AMI: Amazon machine image, it has OS and softwares that are needed to run the application. If we want to deploy Java application, we can pick the AMI with Java on it.</text:p>
      <text:p text:style-name="Standard"/>
      <text:p text:style-name="Standard">Once we launch the instance, we can access them using put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0:02:15.94</meta:creation-date>
    <dc:date>2023-08-17T15:04:46.52</dc:date>
    <meta:editing-duration>PT5H2M26S</meta:editing-duration>
    <meta:editing-cycles>14</meta:editing-cycles>
    <meta:generator>OpenOffice/4.1.14$Win32 OpenOffice.org_project/4114m1$Build-9811</meta:generator>
    <meta:document-statistic meta:table-count="0" meta:image-count="0" meta:object-count="0" meta:page-count="1" meta:paragraph-count="14" meta:word-count="208" meta:character-count="1224"/>
  </office:meta>
</office:document-meta>
</file>